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line-height="150%" fo:text-indent="0in" style:auto-text-indent="false"/>
      <style:text-properties fo:color="#ffffff" loext:opacity="100%" fo:font-size="12pt" fo:background-color="#323232" loext:padding="0.0193in" loext:border="0.06pt solid #ffffff"/>
    </style:style>
    <style:style style:name="P2" style:family="paragraph" style:parent-style-name="Text_20_body">
      <style:paragraph-properties fo:margin-left="0in" fo:margin-right="0in" fo:margin-top="0in" fo:margin-bottom="0in" style:contextual-spacing="false" fo:line-height="150%" fo:text-indent="0in" style:auto-text-indent="false" fo:padding="0.0193in" fo:border="0.06pt solid #ffffff"/>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1665in" style:contextual-spacing="false" fo:line-height="150%" fo:text-indent="0in" style:auto-text-indent="false" fo:padding="0.0193in" fo:border="0.06pt solid #ffffff"/>
      <style:text-properties fo:font-size="12pt" loext:padding="0.0193in" loext:border="0.06pt solid #ffffff"/>
    </style:style>
    <style:style style:name="P5" style:family="paragraph" style:parent-style-name="Heading_20_3">
      <style:paragraph-properties fo:margin-left="0in" fo:margin-right="0in" fo:margin-top="0.1665in" fo:margin-bottom="0.0417in" style:contextual-spacing="false" fo:line-height="155%" fo:text-indent="0in" style:auto-text-indent="false" fo:padding="0.0193in" fo:border="0.06pt solid #ffffff"/>
      <style:text-properties fo:font-size="13.5pt" fo:font-weight="bold" loext:padding="0.0193in" loext:border="0.06pt solid #ffffff"/>
    </style:style>
    <style:style style:name="P6" style:family="paragraph" style:parent-style-name="Text_20_body">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7" style:family="paragraph" style:parent-style-name="Text_20_body" style:list-style-name="L1">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8" style:family="paragraph" style:parent-style-name="Text_20_body" style:list-style-name="L2">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9" style:family="paragraph" style:parent-style-name="Text_20_body" style:list-style-name="L3">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10" style:family="paragraph" style:parent-style-name="Text_20_body" style:list-style-name="L4">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11" style:family="paragraph" style:parent-style-name="Text_20_body" style:list-style-name="L5">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12" style:family="paragraph" style:parent-style-name="Text_20_body" style:list-style-name="L6">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13" style:family="paragraph" style:parent-style-name="Text_20_body" style:list-style-name="L7">
      <style:paragraph-properties fo:margin-left="0in" fo:margin-right="0in" fo:margin-top="0in" fo:margin-bottom="0.0417in" style:contextual-spacing="false" fo:line-height="150%" fo:text-indent="0in" style:auto-text-indent="false" fo:padding="0.0193in" fo:border="0.06pt solid #ffffff"/>
      <style:text-properties fo:font-size="12pt" loext:padding="0.0193in" loext:border="0.06pt solid #ffffff"/>
    </style:style>
    <style:style style:name="P14" style:family="paragraph" style:parent-style-name="Horizontal_20_Line">
      <style:paragraph-properties fo:margin-left="0in" fo:margin-right="0in" fo:margin-top="0in" fo:margin-bottom="0in" style:contextual-spacing="false" fo:line-height="150%"/>
    </style:style>
    <style:style style:name="P15" style:family="paragraph" style:parent-style-name="Heading_20_3">
      <style:paragraph-properties fo:margin-left="0in" fo:margin-right="0in" fo:margin-top="0in" fo:margin-bottom="0.0417in" style:contextual-spacing="false" fo:line-height="155%" fo:text-indent="0in" style:auto-text-indent="false" fo:padding="0.0193in" fo:border="0.06pt solid #ffffff"/>
      <style:text-properties fo:font-size="13.5pt" fo:font-weight="bold" loext:padding="0.0193in" loext:border="0.06pt solid #ffffff"/>
    </style:style>
    <style:style style:name="P16" style:family="paragraph" style:parent-style-name="Text_20_body">
      <style:paragraph-properties fo:margin-left="0in" fo:margin-right="0in" fo:margin-top="0in" fo:margin-bottom="0in" style:contextual-spacing="false" fo:line-height="150%" fo:text-indent="0in" style:auto-text-indent="false"/>
      <style:text-properties fo:color="#ffffff" loext:opacity="100%" fo:background-color="#323232" loext:padding-left="0.1665in" loext:padding-right="0in" loext:padding-top="0.0193in" loext:padding-bottom="0.1043in" loext:border-left="0.06pt solid #ffffff" loext:border-right="none" loext:border-top="0.06pt solid #ffffff" loext:border-bottom="0.06pt solid #ffffff"/>
    </style:style>
    <style:style style:name="T1" style:family="text">
      <style:text-properties fo:font-size="12pt" loext:padding="0.0193in" loext:border="0.06pt solid #ffffff"/>
    </style:style>
    <style:style style:name="T2" style:family="text">
      <style:text-properties fo:font-size="12pt" officeooo:rsid="0019cbb8" loext:padding="0.0193in" loext:border="0.06pt solid #ffffff"/>
    </style:style>
    <style:style style:name="T3" style:family="text">
      <style:text-properties fo:color="#ffffff" loext:opacity="100%" fo:font-size="12pt" fo:font-weight="bold" loext:padding="0.0193in" loext:border="0.06pt solid #ffffff"/>
    </style:style>
    <style:style style:name="T4" style:family="text">
      <style:text-properties fo:color="#ffffff" loext:opacity="100%" fo:font-size="12pt" loext:padding="0.0193in" loext:border="0.06pt solid #ffffff"/>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ffffff"/>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what does busienss analyst does in project</text:p>
      <text:p text:style-name="P2"><draw:frame draw:style-name="fr1" draw:name="Frame1" text:anchor-type="char" svg:width="0.0161in" draw:z-index="0"><draw:text-box fo:min-height="0.0161in"><text:p text:style-name="P3"><text:line-break/></text:p></draw:text-box></draw:frame><text:span text:style-name="T1">A </text:span><text:span text:style-name="T2">B.A</text:span><text:span text:style-name="Strong_20_Emphasis"><text:span text:style-name="T3">)</text:span></text:span><text:span text:style-name="T1"> plays a key role in a project by acting as the bridge between stakeholders (like clients, managers, or users) and the technical team (developers, designers, etc.). Their main goal is to make sure the final product actually solves the business problem.</text:span></text:p>
      <text:p text:style-name="P4">Here’s what they typically do in a project:</text:p>
      <text:h text:style-name="P5" text:outline-level="3">1. Understand Business Needs</text:h>
      <text:p text:style-name="P6">They talk to stakeholders to figure out:</text:p>
      <text:list text:style-name="L1">
        <text:list-item>
          <text:p text:style-name="P7">What problem needs to be solved</text:p>
        </text:list-item>
        <text:list-item>
          <text:p text:style-name="P7">What the business goals are</text:p>
        </text:list-item>
        <text:list-item>
          <text:p text:style-name="P7">What success looks like</text:p>
        </text:list-item>
      </text:list>
      <text:h text:style-name="P5" text:outline-level="3">2. Gather &amp; Document Requirements</text:h>
      <text:p text:style-name="P6">They collect detailed requirements and turn them into clear documentation like:</text:p>
      <text:list text:style-name="L2">
        <text:list-item>
          <text:p text:style-name="P8">Business requirements documents (BRDs)</text:p>
        </text:list-item>
        <text:list-item>
          <text:p text:style-name="P8">Functional requirements</text:p>
        </text:list-item>
        <text:list-item>
          <text:p text:style-name="P8">User stories (in Agile projects)</text:p>
        </text:list-item>
      </text:list>
      <text:h text:style-name="P5" text:outline-level="3">3. Analyze Processes</text:h>
      <text:p text:style-name="P6">They study current workflows and identify:</text:p>
      <text:list text:style-name="L3">
        <text:list-item>
          <text:p text:style-name="P9">Inefficiencies</text:p>
        </text:list-item>
        <text:list-item>
          <text:p text:style-name="P9">Opportunities for improvement</text:p>
        </text:list-item>
        <text:list-item>
          <text:p text:style-name="P9">Risks or gaps</text:p>
        </text:list-item>
      </text:list>
      <text:h text:style-name="P5" text:outline-level="3"><text:soft-page-break/>4. Communicate with Teams</text:h>
      <text:p text:style-name="P6">They ensure everyone is aligned by:</text:p>
      <text:list text:style-name="L4">
        <text:list-item>
          <text:p text:style-name="P10">Explaining requirements to developers</text:p>
        </text:list-item>
        <text:list-item>
          <text:p text:style-name="P10">Clarifying doubts during development</text:p>
        </text:list-item>
        <text:list-item>
          <text:p text:style-name="P10">Translating business language into technical terms</text:p>
        </text:list-item>
      </text:list>
      <text:h text:style-name="P5" text:outline-level="3">5. Support Solution Design</text:h>
      <text:p text:style-name="P6">They help shape the solution by:</text:p>
      <text:list text:style-name="L5">
        <text:list-item>
          <text:p text:style-name="P11">Suggesting features or improvements</text:p>
        </text:list-item>
        <text:list-item>
          <text:p text:style-name="P11">Reviewing system designs</text:p>
        </text:list-item>
        <text:list-item>
          <text:p text:style-name="P11">Ensuring requirements are correctly implemented</text:p>
        </text:list-item>
      </text:list>
      <text:h text:style-name="P5" text:outline-level="3">6. Validate &amp; Test</text:h>
      <text:p text:style-name="P6">They assist in testing by:</text:p>
      <text:list text:style-name="L6">
        <text:list-item>
          <text:p text:style-name="P12">Reviewing test cases</text:p>
        </text:list-item>
        <text:list-item>
          <text:p text:style-name="P12">Performing user acceptance testing (UAT)</text:p>
        </text:list-item>
        <text:list-item>
          <text:p text:style-name="P12">Making sure the solution meets business needs</text:p>
        </text:list-item>
      </text:list>
      <text:h text:style-name="P5" text:outline-level="3">7. Manage Changes</text:h>
      <text:p text:style-name="P6">If requirements change, they:</text:p>
      <text:list text:style-name="L7">
        <text:list-item>
          <text:p text:style-name="P13">Assess impact</text:p>
        </text:list-item>
        <text:list-item>
          <text:p text:style-name="P13">Update documentation</text:p>
        </text:list-item>
        <text:list-item>
          <text:p text:style-name="P13">Communicate changes to the team</text:p>
        </text:list-item>
      </text:list>
      <text:p text:style-name="P14"/>
      <text:h text:style-name="P15" text:outline-level="3">In Simple Terms</text:h>
      <text:p text:style-name="P2"><text:span text:style-name="T1">A Business Analyst makes sure </text:span><text:span text:style-name="Strong_20_Emphasis"><text:span text:style-name="T4">“</text:span></text:span><text:span text:style-name="Strong_20_Emphasis"><text:span text:style-name="T3">the right thing is built, the right way.”</text:span></text:span></text:p>
      <text:p text:style-name="P4"><text:soft-page-break/>They don’t usually code, but they make sure the developers build something useful and aligned with business goals.</text:p>
      <text:p text:style-name="P14"/>
      <text:p text:style-name="P2"><text:span text:style-name="T1">If you want, I can give you a </text:span><text:span text:style-name="Strong_20_Emphasis"><text:span text:style-name="T3">real-life example of a BA in a project</text:span></text:span><text:span text:style-name="T1"> (like in a banking app or e-commerce system).</text:span></text:p>
      <text:p text:style-name="P16"><draw:frame draw:style-name="fr1" draw:name="Frame2" text:anchor-type="char" svg:width="0.0161in" draw:z-index="1"><draw:text-box fo:min-height="0.0161in"><text:p text:style-name="P3"><text:line-break/></text:p></draw:text-box></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8T03:00:00.274010500</meta:creation-date>
    <dc:date>2026-03-18T03:57:12.125002700</dc:date>
    <meta:editing-duration>PT57M13S</meta:editing-duration>
    <meta:editing-cycles>1</meta:editing-cycles>
    <meta:generator>LibreOffice/26.2.1.2$Windows_X86_64 LibreOffice_project/620$Build-2</meta:generator>
    <meta:document-statistic meta:table-count="0" meta:image-count="0" meta:object-count="0" meta:page-count="3" meta:paragraph-count="44" meta:word-count="292" meta:character-count="1760" meta:non-whitespace-character-count="1528"/>
  </office:meta>
</office:document-meta>
</file>